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right="-0.1784in"/>
    </style:style>
    <style:style style:name="T3" style:parent-style-name="DefaultParagraphFont" style:family="text">
      <style:text-properties fo:font-weight="bold" style:font-weight-asian="bold" style:font-weight-complex="normal" fo:color="#D9272E" fo:font-size="12pt" style:font-size-asian="12pt"/>
    </style:style>
    <style:style style:name="T4" style:parent-style-name="DefaultParagraphFont" style:family="text">
      <style:text-properties style:font-name="Wingdings" style:font-name-asian="Wingdings" style:font-name-complex="Wingdings" fo:font-weight="bold" style:font-weight-asian="bold" style:font-weight-complex="normal" fo:color="#D9272E" fo:font-size="12pt" style:font-size-asian="12pt"/>
    </style:style>
    <style:style style:name="T5" style:parent-style-name="DefaultParagraphFont" style:family="text">
      <style:text-properties fo:font-weight="bold" style:font-weight-asian="bold" style:font-weight-complex="normal" fo:color="#D9272E" fo:font-size="12pt" style:font-size-asian="12pt"/>
    </style:style>
    <style:style style:name="T6" style:parent-style-name="DefaultParagraphFont" style:family="text">
      <style:text-properties fo:font-weight="bold" style:font-weight-asian="bold" style:font-weight-complex="normal" fo:color="#D9272E" fo:font-size="12pt" style:font-size-asian="12pt"/>
    </style:style>
    <style:style style:name="P7" style:parent-style-name="Normal" style:family="paragraph">
      <style:paragraph-properties>
        <style:tab-stops>
          <style:tab-stop style:type="left" style:position="0.2958in"/>
          <style:tab-stop style:type="left" style:position="2.4611in"/>
          <style:tab-stop style:type="left" style:position="2.7562in"/>
          <style:tab-stop style:type="left" style:position="5.2173in"/>
          <style:tab-stop style:type="left" style:position="5.5125in"/>
        </style:tab-stops>
      </style:paragraph-properties>
    </style:style>
    <style:style style:name="T8" style:parent-style-name="DefaultParagraphFont" style:family="text">
      <style:text-properties style:font-name="MS Gothic" style:font-name-asian="MS Gothic"/>
    </style:style>
    <style:style style:name="P9" style:parent-style-name="Normal" style:family="paragraph">
      <style:paragraph-properties>
        <style:tab-stops>
          <style:tab-stop style:type="left" style:position="0.2958in"/>
          <style:tab-stop style:type="left" style:position="2.4611in"/>
          <style:tab-stop style:type="left" style:position="2.7562in"/>
          <style:tab-stop style:type="left" style:position="5.2173in"/>
          <style:tab-stop style:type="left" style:position="5.5125in"/>
        </style:tab-stops>
      </style:paragraph-properties>
    </style:style>
    <style:style style:name="T10" style:parent-style-name="DefaultParagraphFont" style:family="text">
      <style:text-properties style:font-name="MS Gothic" style:font-name-asian="MS Gothic"/>
    </style:style>
    <style:style style:name="P11" style:parent-style-name="Normal" style:family="paragraph">
      <style:paragraph-properties>
        <style:tab-stops>
          <style:tab-stop style:type="left" style:position="0.2958in"/>
          <style:tab-stop style:type="left" style:position="2.4611in"/>
          <style:tab-stop style:type="left" style:position="2.7562in"/>
          <style:tab-stop style:type="left" style:position="5.2173in"/>
          <style:tab-stop style:type="left" style:position="5.5125in"/>
        </style:tab-stops>
      </style:paragraph-properties>
    </style:style>
    <style:style style:name="T12" style:parent-style-name="DefaultParagraphFont" style:family="text">
      <style:text-properties style:font-name="MS Gothic" style:font-name-asian="MS Gothic"/>
    </style:style>
    <style:style style:name="T13" style:parent-style-name="DefaultParagraphFont" style:family="text">
      <style:text-properties style:text-position="super 63.6%"/>
    </style:style>
    <style:style style:name="P14" style:parent-style-name="Normal" style:family="paragraph">
      <style:paragraph-properties>
        <style:tab-stops>
          <style:tab-stop style:type="left" style:position="0.2958in"/>
          <style:tab-stop style:type="left" style:position="2.4611in"/>
          <style:tab-stop style:type="left" style:position="2.7562in"/>
          <style:tab-stop style:type="left" style:position="5.2173in"/>
          <style:tab-stop style:type="left" style:position="5.5125in"/>
        </style:tab-stops>
      </style:paragraph-properties>
    </style:style>
    <style:style style:name="T15" style:parent-style-name="DefaultParagraphFont" style:family="text">
      <style:text-properties style:font-name="MS Gothic" style:font-name-asian="MS Gothic"/>
    </style:style>
    <style:style style:name="T16" style:parent-style-name="DefaultParagraphFont" style:family="text">
      <style:text-properties fo:font-size="8pt" style:font-size-asian="8pt" style:font-size-complex="8pt"/>
    </style:style>
    <style:style style:name="T17" style:parent-style-name="DefaultParagraphFont" style:family="text">
      <style:text-properties fo:font-style="italic" style:font-style-asian="italic" fo:font-size="8pt" style:font-size-asian="8pt" style:font-size-complex="8pt"/>
    </style:style>
    <style:style style:name="T18" style:parent-style-name="DefaultParagraphFont" style:family="text">
      <style:text-properties fo:font-style="italic" style:font-style-asian="italic" fo:font-size="8pt" style:font-size-asian="8pt" style:font-size-complex="8pt"/>
    </style:style>
    <style:style style:name="P19" style:parent-style-name="Normal" style:family="paragraph">
      <style:text-properties fo:font-weight="bold" style:font-weight-asian="bold" style:font-weight-complex="normal"/>
    </style:style>
    <style:style style:name="P20" style:parent-style-name="Normal" style:family="paragraph">
      <style:paragraph-properties>
        <style:tab-stops>
          <style:tab-stop style:type="left" style:position="1.8708in"/>
          <style:tab-stop style:type="left" style:position="2.0673in"/>
          <style:tab-stop style:type="left" style:position="3.3472in"/>
          <style:tab-stop style:type="left" style:position="3.5437in"/>
          <style:tab-stop style:type="left" style:position="5.5125in"/>
          <style:tab-stop style:type="left" style:position="5.7097in"/>
        </style:tab-stops>
      </style:paragraph-properties>
      <style:text-properties fo:font-weight="bold" style:font-weight-asian="bold" style:font-weight-complex="normal" fo:color="#D9272E" fo:font-size="12pt" style:font-size-asian="12pt"/>
    </style:style>
    <style:style style:name="TableColumn22" style:family="table-column">
      <style:table-column-properties style:column-width="6.1861in"/>
    </style:style>
    <style:style style:name="Table21" style:family="table">
      <style:table-properties style:width="6.1861in" fo:margin-left="0.075in" table:align="left"/>
    </style:style>
    <style:style style:name="TableRow23" style:family="table-row">
      <style:table-row-properties style:min-row-height="0.8583in"/>
    </style:style>
    <style:style style:name="TableCell24" style:family="table-cell">
      <style:table-cell-properties fo:border="0.0069in solid #000000" style:writing-mode="lr-tb" fo:padding-top="0in" fo:padding-left="0.075in" fo:padding-bottom="0in" fo:padding-right="0.075in"/>
    </style:style>
    <style:style style:name="P25" style:parent-style-name="ListParagraph" style:list-style-name="LFO2_1" style:family="paragraph">
      <style:paragraph-properties fo:line-height="100%"/>
    </style:style>
    <style:style style:name="T26" style:parent-style-name="SubtleEmphasis" style:family="text">
      <style:text-properties style:font-name="Arial" style:font-name-complex="Arial" style:font-style-complex="italic" fo:font-size="12pt" style:font-size-asian="12pt" style:font-size-complex="12pt"/>
    </style:style>
    <style:style style:name="T27" style:parent-style-name="SubtleEmphasis" style:family="text">
      <style:text-properties style:font-style-complex="italic"/>
    </style:style>
    <style:style style:name="T28" style:parent-style-name="Hyperlink" style:family="text">
      <style:text-properties style:font-style-complex="italic" fo:font-size="10pt" style:font-size-asian="10pt" style:font-size-complex="9pt"/>
    </style:style>
    <style:style style:name="P29" style:parent-style-name="ListParagraph" style:list-style-name="LFO2_1" style:family="paragraph">
      <style:paragraph-properties fo:line-height="100%"/>
    </style:style>
    <style:style style:name="T30" style:parent-style-name="SubtleEmphasis" style:family="text">
      <style:text-properties style:font-name="Arial" style:font-name-complex="Arial" style:font-style-complex="italic" fo:font-size="12pt" style:font-size-asian="12pt" style:font-size-complex="12pt"/>
    </style:style>
    <style:style style:name="T31" style:parent-style-name="SubtleEmphasis" style:family="text">
      <style:text-properties style:font-style-complex="italic"/>
    </style:style>
    <style:style style:name="P32" style:parent-style-name="ListParagraph" style:list-style-name="LFO2_1" style:family="paragraph">
      <style:paragraph-properties fo:line-height="100%"/>
    </style:style>
    <style:style style:name="T33" style:parent-style-name="DefaultParagraphFont" style:family="text">
      <style:text-properties style:font-name="Arial" style:font-name-complex="Arial" style:font-weight-complex="normal" fo:font-size="12pt" style:font-size-asian="12pt" style:font-size-complex="12pt"/>
    </style:style>
    <style:style style:name="T34" style:parent-style-name="DefaultParagraphFont" style:family="text">
      <style:text-properties style:font-weight-complex="normal"/>
    </style:style>
    <style:style style:name="P35" style:parent-style-name="Normal" style:family="paragraph">
      <style:paragraph-properties fo:margin-top="0.0833in" fo:margin-bottom="0.0833in"/>
      <style:text-properties fo:font-weight="bold" style:font-weight-asian="bold" style:font-weight-complex="normal" fo:color="#D9272E" fo:font-size="12pt" style:font-size-asian="12pt"/>
    </style:style>
    <style:style style:name="P36" style:parent-style-name="Normal" style:family="paragraph">
      <style:paragraph-properties fo:line-height="100%"/>
    </style:style>
    <style:style style:name="T37" style:parent-style-name="SubtleEmphasis" style:family="text">
      <style:text-properties style:font-style-complex="italic"/>
    </style:style>
    <style:style style:name="T38" style:parent-style-name="Hyperlink" style:family="text">
      <style:text-properties style:font-style-complex="italic" fo:font-size="10pt" style:font-size-asian="10pt" style:font-size-complex="9pt"/>
    </style:style>
    <style:style style:name="T39" style:parent-style-name="SubtleEmphasis" style:family="text">
      <style:text-properties style:font-style-complex="italic"/>
    </style:style>
    <style:style style:name="T40" style:parent-style-name="DefaultParagraphFont" style:family="text">
      <style:text-properties style:font-style-complex="italic"/>
    </style:style>
    <style:style style:name="P41" style:parent-style-name="Normal" style:family="paragraph">
      <style:paragraph-properties fo:line-height="100%"/>
      <style:text-properties style:font-style-complex="italic"/>
    </style:style>
    <style:style style:name="P42" style:parent-style-name="Normal" style:family="paragraph">
      <style:paragraph-properties fo:border="0.0069in solid #000000" fo:padding-top="0.0138in" fo:padding-left="0.0555in" fo:padding-bottom="0.0138in" fo:padding-right="0.0555in" style:shadow="none" fo:line-height="300%" fo:margin-left="0.25in">
        <style:tab-stops/>
      </style:paragraph-properties>
    </style:style>
    <style:style style:name="P43" style:parent-style-name="Normal" style:family="paragraph">
      <style:paragraph-properties fo:border="0.0069in solid #000000" fo:padding-top="0.0138in" fo:padding-left="0.0555in" fo:padding-bottom="0.0138in" fo:padding-right="0.0555in" style:shadow="none" fo:line-height="300%" fo:margin-left="0.25in">
        <style:tab-stops/>
      </style:paragraph-properties>
    </style:style>
    <style:style style:name="P44" style:parent-style-name="Normal" style:family="paragraph">
      <style:paragraph-properties fo:border="0.0069in solid #000000" fo:padding-top="0.0138in" fo:padding-left="0.0555in" fo:padding-bottom="0.0138in" fo:padding-right="0.0555in" style:shadow="none" fo:line-height="300%" fo:margin-left="0.25in">
        <style:tab-stops/>
      </style:paragraph-properties>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P47" style:parent-style-name="TAFE_Question" style:family="paragraph">
      <style:paragraph-properties fo:margin-left="0.4958in" fo:text-indent="-0.25in">
        <style:tab-stops/>
      </style:paragraph-properties>
    </style:style>
    <style:style style:name="T48" style:parent-style-name="DefaultParagraphFont" style:family="text">
      <style:text-properties style:font-name="Consolas" style:font-name-asian="Times New Roman" fo:color="#0000CD" fo:font-size="11.5pt" style:font-size-asian="11.5pt" style:font-size-complex="11.5pt" fo:background-color="#FFFFFF" style:language-asian="en" style:country-asian="GB"/>
    </style:style>
    <style:style style:name="T49" style:parent-style-name="DefaultParagraphFont" style:family="text">
      <style:text-properties style:font-name="Consolas" style:font-name-asian="Times New Roman" fo:color="#000000" fo:font-size="11.5pt" style:font-size-asian="11.5pt" style:font-size-complex="11.5pt" fo:background-color="#FFFFFF" style:language-asian="en" style:country-asian="GB"/>
    </style:style>
    <style:style style:name="T50" style:parent-style-name="DefaultParagraphFont" style:family="text">
      <style:text-properties style:font-name="Consolas" style:font-name-asian="Times New Roman" fo:color="#0000CD" fo:font-size="11.5pt" style:font-size-asian="11.5pt" style:font-size-complex="11.5pt" fo:background-color="#FFFFFF" style:language-asian="en" style:country-asian="GB"/>
    </style:style>
    <style:style style:name="T51" style:parent-style-name="DefaultParagraphFont" style:family="text">
      <style:text-properties style:font-name="Consolas" style:font-name-asian="Times New Roman" fo:color="#000000" fo:font-size="11.5pt" style:font-size-asian="11.5pt" style:font-size-complex="11.5pt" fo:background-color="#FFFFFF" style:language-asian="en" style:country-asian="GB"/>
    </style:style>
    <style:style style:name="T52" style:parent-style-name="DefaultParagraphFont" style:family="text">
      <style:text-properties style:font-name="Consolas" style:font-name-asian="Times New Roman" fo:color="#000000"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0000CD" fo:font-size="11.5pt" style:font-size-asian="11.5pt" style:font-size-complex="11.5pt" fo:background-color="#FFFFFF" style:language-asian="en" style:country-asian="GB"/>
    </style:style>
    <style:style style:name="T54" style:parent-style-name="DefaultParagraphFont" style:family="text">
      <style:text-properties style:font-name="Consolas" style:font-name-asian="Times New Roman" fo:color="#000000" fo:font-size="11.5pt" style:font-size-asian="11.5pt" style:font-size-complex="11.5pt" fo:background-color="#FFFFFF" style:language-asian="en" style:country-asian="GB"/>
    </style:style>
    <style:style style:name="T55" style:parent-style-name="DefaultParagraphFont" style:family="text">
      <style:text-properties style:font-name="Consolas" style:font-name-asian="Times New Roman" fo:color="#0000CD" fo:font-size="11.5pt" style:font-size-asian="11.5pt" style:font-size-complex="11.5pt" fo:background-color="#FFFFFF" style:language-asian="en" style:country-asian="GB"/>
    </style:style>
    <style:style style:name="T56" style:parent-style-name="DefaultParagraphFont" style:family="text">
      <style:text-properties style:font-name="Consolas" style:font-name-asian="Times New Roman" fo:color="#000000" fo:font-size="11.5pt" style:font-size-asian="11.5pt" style:font-size-complex="11.5pt" fo:background-color="#FFFFFF" style:language-asian="en" style:country-asian="GB"/>
    </style:style>
    <style:style style:name="P57" style:parent-style-name="TAFE_Answer" style:list-style-name="LFO3" style:family="paragraph"/>
    <style:style style:name="T58" style:parent-style-name="DefaultParagraphFont" style:family="text">
      <style:text-properties fo:font-weight="bold" style:font-weight-asian="bold"/>
    </style:style>
    <style:style style:name="P59" style:parent-style-name="TAFE_Answer" style:list-style-name="LFO3" style:family="paragraph"/>
    <style:style style:name="T60" style:parent-style-name="DefaultParagraphFont" style:family="text">
      <style:text-properties fo:font-weight="bold" style:font-weight-asian="bold"/>
    </style:style>
    <style:style style:name="P61" style:parent-style-name="TAFE_Answer" style:list-style-name="LFO3" style:family="paragraph"/>
    <style:style style:name="T62" style:parent-style-name="DefaultParagraphFont" style:family="text">
      <style:text-properties fo:font-weight="bold" style:font-weight-asian="bold"/>
    </style:style>
    <style:style style:name="P63" style:parent-style-name="TAFE_Answer" style:list-style-name="LFO3" style:family="paragraph"/>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style:font-name="Segoe UI Emoji" style:font-name-complex="Segoe UI Emoji"/>
    </style:style>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style:font-name="Segoe UI Emoji" style:font-name-complex="Segoe UI Emoji"/>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style:font-name="Segoe UI Emoji" style:font-name-complex="Segoe UI Emoji"/>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weight="bold" style:font-weight-asian="bold"/>
    </style:style>
    <style:style style:name="T82" style:parent-style-name="DefaultParagraphFont" style:family="text">
      <style:text-properties style:font-name="Courier New" style:font-name-complex="Courier New"/>
    </style:style>
    <style:style style:name="T83" style:parent-style-name="DefaultParagraphFont" style:family="text">
      <style:text-properties style:font-name="Courier New" style:font-name-complex="Courier New"/>
    </style:style>
    <style:style style:name="T84" style:parent-style-name="DefaultParagraphFont" style:family="text">
      <style:text-properties style:font-name="Courier New" style:font-name-complex="Courier New"/>
    </style:style>
    <style:style style:name="T85" style:parent-style-name="DefaultParagraphFont" style:family="text">
      <style:text-properties style:font-name="Courier New" style:font-name-complex="Courier New"/>
    </style:style>
    <style:style style:name="T86" style:parent-style-name="DefaultParagraphFont" style:family="text">
      <style:text-properties style:font-name="Courier New" style:font-name-complex="Courier New"/>
    </style:style>
    <style:style style:name="T87" style:parent-style-name="DefaultParagraphFont" style:family="text">
      <style:text-properties style:font-name="Courier New" style:font-name-complex="Courier New"/>
    </style:style>
    <style:style style:name="T88" style:parent-style-name="DefaultParagraphFont" style:family="text">
      <style:text-properties style:font-name="Courier New" style:font-name-complex="Courier New"/>
    </style:style>
    <style:style style:name="T89" style:parent-style-name="DefaultParagraphFont" style:family="text">
      <style:text-properties style:font-name="Courier New" style:font-name-complex="Courier New"/>
    </style:style>
    <style:style style:name="P90" style:parent-style-name="Normal" style:family="paragraph">
      <style:paragraph-properties fo:line-height="100%" fo:background-color="#E7E9E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E7E9EB"/>
      </style:paragraph-properties>
      <style:text-properties style:font-name="Consolas" style:font-name-asian="Times New Roman" style:font-name-complex="Courier New" style:font-weight-complex="normal" fo:font-size="13.5pt" style:font-size-asian="13.5pt" style:font-size-complex="13.5pt" style:language-asian="en" style:country-asian="GB"/>
    </style:style>
    <style:style style:name="P91" style:parent-style-name="Normal" style:family="paragraph">
      <style:paragraph-properties fo:line-height="100%" fo:background-color="#E7E9E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E7E9EB"/>
      </style:paragraph-properties>
      <style:text-properties style:font-name="Consolas" style:font-name-asian="Times New Roman" style:font-name-complex="Courier New" style:font-weight-complex="normal" fo:font-size="13.5pt" style:font-size-asian="13.5pt" style:font-size-complex="13.5pt" style:language-asian="en" style:country-asian="GB"/>
    </style:style>
    <style:style style:name="P92" style:parent-style-name="Normal" style:family="paragraph">
      <style:paragraph-properties fo:line-height="100%" fo:background-color="#E7E9E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E7E9EB"/>
      </style:paragraph-properties>
      <style:text-properties style:font-name="Consolas" style:font-name-asian="Times New Roman" style:font-name-complex="Courier New" style:font-weight-complex="normal" fo:font-size="13.5pt" style:font-size-asian="13.5pt" style:font-size-complex="13.5pt" style:language-asian="en" style:country-asian="GB"/>
    </style:style>
    <style:style style:name="P93" style:parent-style-name="HTMLPreformatted" style:family="paragraph">
      <style:paragraph-properties fo:background-color="#E7E9EB">
        <style:background-fill draw:fill="solid" draw:fill-color="#E7E9EB"/>
      </style:paragraph-properties>
      <style:text-properties style:font-name="Consolas" fo:font-size="13.5pt" style:font-size-asian="13.5pt" style:font-size-complex="13.5pt"/>
    </style:style>
    <style:style style:name="P94" style:parent-style-name="HTMLPreformatted" style:family="paragraph">
      <style:paragraph-properties fo:background-color="#E7E9EB">
        <style:background-fill draw:fill="solid" draw:fill-color="#E7E9EB"/>
      </style:paragraph-properties>
      <style:text-properties style:font-name="Consolas" fo:font-size="13.5pt" style:font-size-asian="13.5pt" style:font-size-complex="13.5pt"/>
    </style:style>
  </office:automatic-styles>
  <office:body>
    <office:text text:use-soft-page-breaks="true">
      <text:p text:style-name="P1"><text:span text:style-name="T3">Assessment type (</text:span><text:span text:style-name="T4"></text:span><text:span text:style-name="T5">):</text:span><text:span text:style-name="T6"><text:tab/></text:span></text:p>
      <text:p text:style-name="P7"><text:span text:style-name="T8">☐</text:span><text:s text:c="3"/>Questioning (Oral/Written) <text:s/><text:tab/><text:tab/></text:p>
      <text:p text:style-name="P9"><text:span text:style-name="T10">☐</text:span><text:s text:c="3"/>Practical Demonstration<text:tab/><text:s text:c="3"/></text:p>
      <text:p text:style-name="P11"><text:span text:style-name="T12">☐</text:span><text:s text:c="3"/>3<text:span text:style-name="T13">rd</text:span><text:s/>Party Report<text:s/></text:p>
      <text:p text:style-name="P14"><text:span text:style-name="T15">☒</text:span><text:s text:c="3"/>Other – Portfolio<text:s/><text:span text:style-name="T16">(</text:span><text:span text:style-name="T17">please specify)</text:span><text:span text:style-name="T18"><text:tab/></text:span></text:p>
      <text:p text:style-name="P19"/>
      <text:p text:style-name="P20">Assessment Resources:</text:p>
      <table:table table:style-name="Table21">
        <table:table-columns>
          <table:table-column table:style-name="TableColumn22"/>
        </table:table-columns>
        <table:table-row table:style-name="TableRow23">
          <table:table-cell table:style-name="TableCell24">
            <text:list text:style-name="LFO2_1" text:continue-numbering="true">
              <text:list-item>
                <text:p text:style-name="P25"><text:span text:style-name="T26">E</text:span><text:span text:style-name="T27">xercises:<text:s/></text:span><text:a xlink:href="https://www.w3schools.com/sql/exercise.asp" office:target-frame-name="_top" xlink:show="replace"><text:span text:style-name="T28">https://www.w3schools.com/sql/exercise.asp</text:span></text:a></text:p>
              </text:list-item>
              <text:list-item>
                <text:p text:style-name="P29"><text:span text:style-name="T30">I</text:span><text:span text:style-name="T31">ntroductory tutorial:<text:s/></text:span><text:a xlink:href="https://www.w3schools.com/sql/default.asp" office:target-frame-name="_top" xlink:show="replace"><text:span text:style-name="Hyperlink">SQL Tutorial (w3schools.com)</text:span></text:a></text:p>
              </text:list-item>
              <text:list-item>
                <text:p text:style-name="P32"><text:span text:style-name="T33">Documentation tools<text:s/></text:span><text:span text:style-name="T34">(office suite, operating system utilities)</text:span></text:p>
              </text:list-item>
            </text:list>
          </table:table-cell>
        </table:table-row>
      </table:table>
      <text:p text:style-name="P35">Assessment Instructions:</text:p>
      <text:p text:style-name="P36">Complete the exercises here<text:s/><text:span text:style-name="T37"><text:s/></text:span><text:a xlink:href="https://www.w3schools.com/sql/exercise.asp" office:target-frame-name="_top" xlink:show="replace"><text:span text:style-name="T38">https://www.w3schools.com/sql/exercise.asp</text:span></text:a><text:span text:style-name="T39"><text:s/></text:span><text:span text:style-name="T40">using the introductory tutorial as reference when needed and then answer the following questions:</text:span></text:p>
      <text:p text:style-name="P41"/>
      <text:list text:style-name="LFO2" text:continue-numbering="true">
        <text:list-item>
          <text:p text:style-name="TAFE_Question">What keyword allows you to select unique records (that is omit rows with the same result)?</text:p>
        </text:list-item>
      </text:list>
      <text:p text:style-name="P42">DISTINCT</text:p>
      <text:p text:style-name="P43">SELECT DISTINCT EnglishProductName</text:p>
      <text:p text:style-name="P44">FROM DimProduct;</text:p>
      <text:list text:style-name="LFO2" text:continue-numbering="true">
        <text:list-item>
          <text:p text:style-name="TAFE_Question">What do we mean by “same result”? Write an example that selects distinct records, what column(s) has/have to be unique in your example?</text:p>
        </text:list-item>
      </text:list>
      <text:p text:style-name="TAFE_Answer">“Same result” means rows that have identical values in the selected column(s). Here, a combination of EnglishProductName<text:span text:style-name="T45"><text:s/>and<text:s/></text:span>DaysToManufacture must be unique. If both values match in multiple rows, only one distinct record is returned.</text:p>
      <text:p text:style-name="TAFE_Answer"><text:span text:style-name="T46">Example:</text:span></text:p>
      <text:p text:style-name="TAFE_Answer">SELECT DISTINCT EnglishProductName, DaysToManufacture</text:p>
      <text:p text:style-name="TAFE_Answer">FROM DimProduct;</text:p>
      <text:p text:style-name="P47"/>
      <text:list text:style-name="LFO2" text:continue-numbering="true">
        <text:list-item>
          <text:p text:style-name="TAFE_Question">What keyword(s) allows us to sort in ascending order by a given column?</text:p>
        </text:list-item>
      </text:list>
      <text:p text:style-name="TAFE_Answer">The keyword used to sort in ascending order by a given column in SQL is:<text:s/></text:p>
      <text:p text:style-name="TAFE_Answer">ORDER BY (ascending is the default):<text:s/>ASC<text:s/></text:p>
      <text:p text:style-name="TAFE_Answer">SELECT *</text:p>
      <text:p text:style-name="TAFE_Answer">FROM DimProduct</text:p>
      <text:p text:style-name="TAFE_Answer">ORDER BY EnglishProductName<text:s/>ASC;</text:p>
      <text:list text:style-name="LFO2" text:continue-numbering="true">
        <text:list-item>
          <text:p text:style-name="TAFE_Question">In the following example, what is the default sort order (which column, ascending or descending)?<text:line-break/><text:span text:style-name="T48">SELECT</text:span><text:span text:style-name="T49"> * </text:span><text:span text:style-name="T50">FROM</text:span><text:span text:style-name="T51"> Customers</text:span><text:span text:style-name="T52"><text:line-break/></text:span><text:span text:style-name="T53">ORDER</text:span><text:span text:style-name="T54"> </text:span><text:span text:style-name="T55">BY</text:span><text:span text:style-name="T56"> Country;</text:span></text:p>
        </text:list-item>
      </text:list>
      <text:p text:style-name="TAFE_Answer">Default sort order is ascending based on Country</text:p>
      <text:list text:style-name="LFO2" text:continue-numbering="true">
        <text:list-item>
          <text:p text:style-name="TAFE_Question">What would you use a JOIN for?</text:p>
        </text:list-item>
      </text:list>
      <text:p text:style-name="TAFE_Answer"><text:line-break/>In SQL, a JOIN joins rows from two or more tables according to a relevant column, usually a foreign key in one table and a primary key in another. It enables you to use a single query to retrieve related data from several tables.</text:p>
      <text:p text:style-name="TAFE_Answer">SELECT SalesOrderNumber, UnitPrice</text:p>
      <text:p text:style-name="TAFE_Answer">FROM FactInternetSales</text:p>
      <text:soft-page-break/>
      <text:p text:style-name="TAFE_Answer">INNER JOIN DimCustomer ON FactInternetSales.CustomerKey = DimCustomer.CustomerKey;</text:p>
      <text:list text:style-name="LFO2" text:continue-numbering="true">
        <text:list-item>
          <text:p text:style-name="TAFE_Question">In your own words, briefly describe the difference between a LEFT/RIGHT/INNER/FULL OUTER JOINs (see<text:s/><text:line-break/><text:a xlink:href="https://www.w3schools.com/sql/sql_join.asp" office:target-frame-name="_top" xlink:show="replace"><text:span text:style-name="Hyperlink">SQL Joins (w3schools.com)</text:span></text:a><text:s/>)</text:p>
        </text:list-item>
      </text:list>
      <text:p text:style-name="TAFE_Answer">Here’s a simple breakdown in my own words:</text:p>
      <text:list text:style-name="LFO3" text:continue-numbering="true">
        <text:list-item>
          <text:p text:style-name="P57"><text:span text:style-name="T58">INNER JOIN:</text:span><text:s/>Only the rows with matching values in both tables are returned by an inner join.</text:p>
        </text:list-item>
        <text:list-item>
          <text:p text:style-name="P59"><text:span text:style-name="T60">LEFT JOIN:</text:span><text:s/>All rows from the left table plus any matching rows from the right table (or NULLs if there is no match) are returned by LEFT JOIN.</text:p>
        </text:list-item>
        <text:list-item>
          <text:p text:style-name="P61"><text:span text:style-name="T62">RIGHT JOIN:</text:span><text:s/>In contrast to LEFT JOIN, a RIGHT JOIN yields all rows from the right table together with any matches from the left.</text:p>
        </text:list-item>
        <text:list-item>
          <text:p text:style-name="P63"><text:span text:style-name="T64">FULL OUTER JOIN:</text:span><text:s/>Returns all rows from both tables, with NULLs where no match exists on either side.</text:p>
        </text:list-item>
      </text:list>
      <text:list text:style-name="LFO2" text:continue-numbering="true">
        <text:list-item>
          <text:p text:style-name="TAFE_Question">The following question refer to SQL wildcards (<text:a xlink:href="https://www.w3schools.com/sql/exercise.asp?filename=exercise_wildcards2" office:target-frame-name="_top" xlink:show="replace"><text:span text:style-name="Hyperlink">https://www.w3schools.com/sql/exercise.asp?filename=exercise_wildcards2</text:span></text:a>), a query returns the following list of countries [Angola, Australia, United States], which of these are possible wildcards and why:<text:line-break/></text:p>
        </text:list-item>
      </text:list>
      <text:p text:style-name="TAFE_Answer">LIKE ‘[!abc]%’: means first letter<text:s/><text:span text:style-name="T65">must NOT be a, b, or c</text:span>.</text:p>
      <text:p text:style-name="TAFE_Answer"><text:span text:style-name="T66">Angola &amp; Australia</text:span><text:s/>(A)<text:s/><text:span text:style-name="T67">is</text:span><text:s/>excluded (A is in abc)</text:p>
      <text:p text:style-name="TAFE_Answer"><text:span text:style-name="T68">United States</text:span><text:s/>(U)<text:s/><text:span text:style-name="T69">is included</text:span><text:s/>because U is NOT a, b, or c</text:p>
      <text:soft-page-break/>
      <text:p text:style-name="TAFE_Answer"><text:span text:style-name="T70">Possible wildcard</text:span><text:s/>(because it could match United States)</text:p>
      <text:p text:style-name="TAFE_Answer"><text:line-break/>LIKE ‘[!def]%’: means First letter must NOT be<text:s/><text:span text:style-name="T71">d, e, or f</text:span>.</text:p>
      <text:p text:style-name="TAFE_Answer">Includes<text:s/><text:span text:style-name="T72">Angola</text:span><text:s/>(A), <text:s/><text:span text:style-name="T73">Australia</text:span><text:s/>(A)<text:s/><text:span text:style-name="T74"><text:s/>&amp;<text:s/></text:span><text:span text:style-name="T75">United States</text:span><text:s/>(U)<text:s/></text:p>
      <text:p text:style-name="TAFE_Answer"><text:span text:style-name="T76">Possible wildcard</text:span><text:s/>because could match all three<text:line-break/>LIKE ‘[bn]%’: means First letter must be<text:s/><text:span text:style-name="T77">b or n</text:span>.</text:p>
      <text:p text:style-name="TAFE_Answer">Excludes<text:s/><text:span text:style-name="T78">Angola</text:span><text:s/>(A),<text:s/><text:span text:style-name="T79">Australia</text:span><text:s/>(A) and<text:s/><text:span text:style-name="T80">United States</text:span><text:s/>(U)<text:line-break/><text:span text:style-name="T81">Not a possible wildcard</text:span><text:s/>(none start with b or n)</text:p>
      <text:list text:style-name="LFO2" text:continue-numbering="true">
        <text:list-item>
          <text:p text:style-name="TAFE_Question">Write two queries one to extract all records from<text:s/><text:span text:style-name="T82">Customer</text:span><text:s/>where<text:s/><text:span text:style-name="T83">PostalAddress</text:span><text:s/>is empty and one to extract all records from<text:s/><text:span text:style-name="T84">Customer</text:span><text:s/>where<text:s/><text:span text:style-name="T85">PostalAddress</text:span><text:s/>is not empty.</text:p>
        </text:list-item>
      </text:list>
      <text:p text:style-name="TAFE_Answer">SELECT *<text:s/></text:p>
      <text:p text:style-name="TAFE_Answer">FROM Customer</text:p>
      <text:p text:style-name="TAFE_Answer">WHERE PostalAddress = “”;</text:p>
      <text:p text:style-name="TAFE_Answer">SELECT *<text:s/></text:p>
      <text:p text:style-name="TAFE_Answer">FROM Customer</text:p>
      <text:p text:style-name="TAFE_Answer">WHERE PostalAddress &lt;&gt; '';</text:p>
      <text:list text:style-name="LFO2" text:continue-numbering="true">
        <text:list-item>
          <text:p text:style-name="TAFE_Question">Write two queries one to count all records from<text:s/><text:span text:style-name="T86">Customer</text:span><text:s/>where<text:s/><text:span text:style-name="T87">PostalAddress</text:span><text:s/>is empty and one to count all records from<text:s/><text:span text:style-name="T88">Customer</text:span><text:s/>where<text:s/><text:span text:style-name="T89">PostalAddress</text:span><text:s/>is not empty.</text:p>
        </text:list-item>
      </text:list>
      <text:p text:style-name="TAFE_Answer">SELECT COUNT(*) AS EmptyPostalAddressCount</text:p>
      <text:soft-page-break/>
      <text:p text:style-name="TAFE_Answer">FROM Customer</text:p>
      <text:p text:style-name="TAFE_Answer">WHERE PostalAddress = “”;</text:p>
      <text:p text:style-name="TAFE_Answer">SELECT COUNT(*) AS NonEmptyPostalAddressCount</text:p>
      <text:p text:style-name="TAFE_Answer">FROM Customer</text:p>
      <text:p text:style-name="TAFE_Answer">WHERE PostalAddress IS NOT NULL AND PostalAddress &lt;&gt; “”;</text:p>
      <text:list text:style-name="LFO2" text:continue-numbering="true">
        <text:list-item>
          <text:p text:style-name="TAFE_Question">In plain English, explain what the following query does (consider the business significance of the result):</text:p>
        </text:list-item>
      </text:list>
      <text:p text:style-name="P90"><text:line-break/>SELECT COUNT(CustomerID),</text:p>
      <text:p text:style-name="P91">Country</text:p>
      <text:p text:style-name="P92">FROM Customers</text:p>
      <text:p text:style-name="P93">GROUP BY Country</text:p>
      <text:p text:style-name="P94">ORDER BY COUNT(CustomerID) DESC;<text:line-break/></text:p>
      <text:p text:style-name="TAFE_Answer"/>
      <text:p text:style-name="TAFE_Answer">This query determines the number of clients from each country. After that, it lists the total number of clients in each country after grouping them by country. Lastly, the findings are arranged from the most customer-rich country to the least customer-rich.<text:line-break/>Business significance: It assists the company in determining which nations have the biggest clientele, which is helpful for developing expansion plans, allocating resources, and focussing marketing effor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Normal" style:display-name="Normal" style:family="paragraph">
      <style:paragraph-properties fo:line-height="115%"/>
      <style:text-properties style:font-name="Arial" style:font-name-asian="SimSun" style:font-weight-complex="bold" fo:font-size="11pt" style:font-size-asian="11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bottom="0.1388in" fo:margin-left="0.5in">
        <style:tab-stops/>
      </style:paragraph-properties>
      <style:text-properties style:font-name="Calibri" style:font-name-asian="Calibri" style:font-name-complex="Times New Roman" style:font-size-complex="11pt" fo:hyphenate="false"/>
    </style:style>
    <style:style style:name="SubtleEmphasis" style:display-name="Subtle Emphasis" style:family="text">
      <style:text-properties fo:font-style="italic" style:font-style-asian="italic" fo:color="#0000FF" fo:font-size="10pt" style:font-size-asian="10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AFE_Question" style:display-name="TAFE_Question" style:family="paragraph" style:parent-style-name="ListParagraph" style:next-style-name="TAFE_Answer" style:list-style-name="LFO2">
      <style:paragraph-properties fo:keep-with-next="always" fo:margin-top="0.2777in" fo:line-height="100%"/>
      <style:text-properties fo:hyphenate="false"/>
    </style:style>
    <style:style style:name="TAFE_Answer" style:display-name="TAFE_Answer" style:family="paragraph" style:parent-style-name="Normal" style:next-style-name="TAFE_Question">
      <style:paragraph-properties fo:border="0.0069in solid #000000" fo:padding-top="0.0138in" fo:padding-left="0.0555in" fo:padding-bottom="0.0138in" fo:padding-right="0.0555in" style:shadow="none" fo:line-height="300%" fo:margin-left="0.25in">
        <style:tab-stops/>
      </style:paragraph-properties>
      <style:text-properties fo:hyphenate="false"/>
    </style:style>
    <style:style style:name="sqlkeywordcolor" style:display-name="sqlkeywordcolor" style:family="text" style:parent-style-name="DefaultParagraphFont"/>
    <style:style style:name="HTMLPreformatted" style:display-name="HTML Preformatted" style:family="paragraph" style:parent-style-name="Normal">
      <style:paragraph-properties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weight-complex="normal"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NormalWeb" style:display-name="Normal (Web)" style:family="paragraph" style:parent-style-name="Normal">
      <style:text-properties style:font-name="Times New Roman" style:font-name-complex="Times New Roman" fo:font-size="12pt" style:font-size-asian="12pt" fo:hyphenate="false"/>
    </style:style>
    <text:list-style style:name="LFO2" style:display-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language-asian="en" style:country-asian="AU"/>
    </style:style>
    <style:style style:family="graphic" style:name="a0" style:parent-style-name="Graphics">
      <style:graphic-properties fo:border="0.01042in none" fo:background-color="transparent" style:wrap="left" style:wrap-contour="false" fo:clip="rect(0in, 0in, 0in, 0in)" style:horizontal-rel="page" style:vertical-rel="page" style:horizontal-pos="from-left" style:vertical-pos="from-top"/>
    </style:style>
  </office:automatic-styles>
  <office:master-styles>
    <style:master-page style:name="MP0" style:page-layout-name="PL0">
      <style:header>
        <text:p text:style-name="Header"><text:span text:style-name="T2"><draw:frame draw:z-index="251659264" draw:style-name="a0" draw:name="Picture 4" text:anchor-type="paragraph" svg:x="0.10084in" svg:y="0.13774in" svg:width="2.40833in" svg:height="0.43125in" style:rel-width="scale" style:rel-height="scale"><draw:image xlink:href="media/image1.jpeg" xlink:type="simple" xlink:show="embed" xlink:actuate="onLoad"/><svg:title/><svg:desc>Text

Description automatically generated with low confidenc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fael Avigad</meta:initial-creator>
    <dc:creator>Rajib Khan</dc:creator>
    <meta:creation-date>2025-11-02T02:46:00Z</meta:creation-date>
    <dc:date>2025-11-02T02:55:00Z</dc:date>
    <meta:template xlink:href="Normal" xlink:type="simple"/>
    <meta:editing-cycles>13</meta:editing-cycles>
    <meta:editing-duration>PT5940S</meta:editing-duration>
    <meta:document-statistic meta:page-count="5" meta:paragraph-count="10" meta:word-count="754" meta:character-count="5047" meta:row-count="35" meta:non-whitespace-character-count="4303"/>
  </office:meta>
</office:document-meta>
</file>